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1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onfigurazione e Bootrap del proget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eazione Progetto</text:p>
          </table:table-cell>
          <table:table-cell office:value-type="string" calcext:value-type="string">
            <text:p>Mirisola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gurazione sbt e git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gurazione dipendenze</text:p>
          </table:table-cell>
          <table:table-cell office:value-type="string" calcext:value-type="string">
            <text:p>Mirisola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cerca ed inserimento nel progetto del dizionario (WordNet) e dipendenze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figurazione standard per lo sviluppo (Agil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elta dei principali criteri legati al processo di sviluppo e standard</text:p>
          </table:table-cell>
          <table:table-cell office:value-type="string" calcext:value-type="string">
            <text:p>Tut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reazione e Utilizzo del board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modello in Prolog</text:p>
          </table:table-cell>
          <table:table-cell office:value-type="string" calcext:value-type="string">
            <text:p>Brigh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Costruzione dell’interfacciamento Scala Prolog e gestione dipendenze</text:p>
          </table:table-cell>
          <table:table-cell office:value-type="string" calcext:value-type="string">
            <text:p>Brig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e relative classi i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 generatore per elementi del board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udio della libreria e del tool grafico di costruzion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 prototipo grafico</text:p>
          </table:table-cell>
          <table:table-cell office:value-type="string" calcext:value-type="string">
            <text:p>Mirisol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erfacciamento con Scala e definizione dei principali metodi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3:08:22.4473837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11T13:19:49.617919353</dc:date>
    <meta:editing-duration>PT50M27S</meta:editing-duration>
    <meta:editing-cycles>4</meta:editing-cycles>
    <meta:generator>LibreOffice/5.1.6.2$Linux_X86_64 LibreOffice_project/10m0$Build-2</meta:generator>
    <meta:document-statistic meta:table-count="1" meta:cell-count="47" meta:object-count="0"/>
  </office:meta>
</office:document-meta>
</file>